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</office:automatic-styles>
  <office:body>
    <office:text text:use-soft-page-breaks="true">
      <text:p text:style-name="P1"/>
      <text:p text:style-name="Normal"><draw:frame draw:z-index="251667456" draw:style-name="a0" draw:name="Image 1" text:anchor-type="paragraph" svg:x="0.16667in" svg:y="0.40556in" svg:width="1.44812in" svg:height="0.32296in" style:rel-width="scale" style:rel-height="scale"><draw:image xlink:href="media/image1.png" xlink:type="simple" xlink:show="embed" xlink:actuate="onLoad"/><svg:title/><svg:desc/></draw:frame><draw:frame draw:z-index="251669504" draw:style-name="a1" draw:name="Image 1" text:anchor-type="paragraph" svg:x="0in" svg:y="0.76597in" svg:width="6.80139in" svg:height="3.625in" style:rel-width="scale" style:rel-height="scale"><draw:image xlink:href="media/image2.png" xlink:type="simple" xlink:show="embed" xlink:actuate="onLoad"/><svg:title/><svg:desc>Une image contenant texte, capture d’écran, Police

Le contenu généré par l’IA peut être incorrect.</svg:desc></draw:frame></text:p>
      <text:soft-page-break/>
      <text:p text:style-name="P2"><draw:frame draw:z-index="251661312" draw:style-name="a2" draw:name="Image 1" text:anchor-type="paragraph" svg:x="0in" svg:y="2.13056in" svg:width="5.59028in" svg:height="3.65625in" style:rel-width="scale" style:rel-height="scale"><draw:image xlink:href="media/image3.png" xlink:type="simple" xlink:show="embed" xlink:actuate="onLoad"/><svg:title/><svg:desc>Une image contenant texte, Police, capture d’écran, écriture manuscrite

Le contenu généré par l’IA peut être incorrect.</svg:desc></draw:frame><draw:frame draw:z-index="251663360" draw:style-name="a3" draw:name="Image 1" text:anchor-type="paragraph" svg:x="0in" svg:y="6.22917in" svg:width="1.39603in" svg:height="0.32296in" style:rel-width="scale" style:rel-height="scale"><draw:image xlink:href="media/image4.png" xlink:type="simple" xlink:show="embed" xlink:actuate="onLoad"/><svg:title/><svg:desc/></draw:frame><draw:frame draw:z-index="251665408" draw:style-name="a4" draw:name="Image 1" text:anchor-type="paragraph" svg:x="-0.24444in" svg:y="6.60972in" svg:width="7.07397in" svg:height="3.94792in" style:rel-width="scale" style:rel-height="scale"><draw:image xlink:href="media/image5.png" xlink:type="simple" xlink:show="embed" xlink:actuate="onLoad"/><svg:title/><svg:desc>Une image contenant texte, capture d’écran, Police

Le contenu généré par l’IA peut être incorrect.</svg:desc></draw:frame><draw:frame draw:z-index="251659264" draw:style-name="a5" draw:name="Image 1" text:anchor-type="paragraph" svg:x="0in" svg:y="0.66181in" svg:width="3.85694in" svg:height="1.29167in" style:rel-width="scale" style:rel-height="scale"><draw:image xlink:href="media/image6.png" xlink:type="simple" xlink:show="embed" xlink:actuate="onLoad"/><svg:title/><svg:desc>Une image contenant texte, Police, blanc, capture d’écran

Le contenu généré par l’IA peut êtr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ura</meta:initial-creator>
    <dc:creator>Laura</dc:creator>
    <meta:creation-date>2025-12-14T20:32:00Z</meta:creation-date>
    <dc:date>2025-12-14T22:10:00Z</dc:date>
    <meta:template xlink:href="Normal" xlink:type="simple"/>
    <meta:editing-cycles>1</meta:editing-cycles>
    <meta:editing-duration>PT5880S</meta:editing-duration>
    <meta:document-statistic meta:page-count="2" meta:paragraph-count="1" meta:word-count="1" meta:character-count="9" meta:row-count="1" meta:non-whitespace-character-count="9"/>
  </office:meta>
</office:document-meta>
</file>